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5aa3a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85aa2" officeooo:paragraph-rsid="00085aa2"/>
    </style:style>
    <style:style style:name="P8" style:family="paragraph" style:parent-style-name="Standard">
      <style:paragraph-properties style:snap-to-layout-grid="false"/>
      <style:text-properties officeooo:rsid="000db5c6" officeooo:paragraph-rsid="000c005a"/>
    </style:style>
    <style:style style:name="P9" style:family="paragraph" style:parent-style-name="Standard">
      <style:paragraph-properties style:snap-to-layout-grid="false"/>
      <style:text-properties officeooo:rsid="000dedfa" officeooo:paragraph-rsid="00085aa2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085aa2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0882af" style:font-weight-asian="normal" style:font-weight-complex="normal"/>
    </style:style>
    <style:style style:name="P12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3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85aa2" officeooo:paragraph-rsid="00085aa2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85aa2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85aa2" officeooo:paragraph-rsid="00085aa2"/>
    </style:style>
    <style:style style:name="P18" style:family="paragraph" style:parent-style-name="UC_5f_Alternativa_20_2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85aa2"/>
    </style:style>
    <style:style style:name="P19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56354"/>
    </style:style>
    <style:style style:name="T3" style:family="text">
      <style:text-properties officeooo:rsid="0005aa3a"/>
    </style:style>
    <style:style style:name="T4" style:family="text">
      <style:text-properties fo:font-weight="normal" officeooo:rsid="0005aa3a" style:font-weight-asian="normal" style:font-weight-complex="normal"/>
    </style:style>
    <style:style style:name="T5" style:family="text">
      <style:text-properties officeooo:rsid="001d6d30"/>
    </style:style>
    <style:style style:name="T6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7" style:family="text">
      <style:text-properties style:use-window-font-color="true" style:font-name="Times New Roman" officeooo:rsid="0005aa3a" style:font-name-asian="Times New Roman" style:font-name-complex="Times New Roman"/>
    </style:style>
    <style:style style:name="T8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9" style:family="text">
      <style:text-properties style:use-window-font-color="true" style:font-name="Times New Roman" officeooo:rsid="001d6d30" style:font-name-asian="Times New Roman" style:font-name-complex="Times New Roman"/>
    </style:style>
    <style:style style:name="T10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Times New Roman" fo:font-size="12pt" fo:font-weight="normal" officeooo:rsid="000ed94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2pt" fo:font-weight="normal" officeooo:rsid="00085aa2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style:use-window-font-color="true" style:font-name="Times New Roman" fo:font-size="12pt" fo:font-weight="normal" officeooo:rsid="000ebab8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0ed23b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officeooo:rsid="000db5c6"/>
    </style:style>
    <style:style style:name="T16" style:family="text">
      <style:text-properties officeooo:rsid="000dedfa"/>
    </style:style>
    <style:style style:name="T17" style:family="text">
      <style:text-properties officeooo:rsid="000ed945"/>
    </style:style>
    <style:style style:name="T18" style:family="text">
      <style:text-properties officeooo:rsid="000882af"/>
    </style:style>
    <style:style style:name="T19" style:family="text">
      <style:text-properties officeooo:rsid="000d6060"/>
    </style:style>
    <style:style style:name="T20" style:family="text">
      <style:text-properties officeooo:rsid="000ebab8"/>
    </style:style>
    <style:style style:name="T21" style:family="text">
      <style:text-properties officeooo:rsid="000ed23b"/>
    </style:style>
    <style:style style:name="T22" style:family="text">
      <style:text-properties officeooo:rsid="001126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4">Crear Fase.</text:span></text:p>
          </table:table-cell>
          <table:table-cell table:style-name="Tabla1.B1" office:value-type="string">
            <text:p text:style-name="P2"><text:span text:style-name="T1">Nro. de Caso de Uso:</text:span> <text:span text:style-name="T21">CU.A.06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5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6">Permitir crear un</text:span></text:span><text:span text:style-name="UC_5f_NormalAzul_20_Car"><text:span text:style-name="T7">a nueva fase</text:span></text:span><text:span text:style-name="UC_5f_NormalAzul_20_Car"><text:span text:style-name="T6">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5">El proyecto debe estar en estado no iniciado. </text:span><text:span text:style-name="UC_5f_NormalAzul_20_Car"><text:span text:style-name="T8">El actor debe estar logueado como Administrador de </text:span></text:span><text:span text:style-name="UC_5f_NormalAzul_20_Car"><text:span text:style-name="T9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<text:span text:style-name="T3">Nueva fase de proyecto.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7">1.Selecciona la <text:span text:style-name="T21">opción</text:span> Crear Fase.</text:p>
          </table:table-cell>
          <table:table-cell table:style-name="Tabla2.A1" office:value-type="string">
            <text:p text:style-name="P12"/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1" office:value-type="string">
            <text:p text:style-name="P7"><text:span text:style-name="T15">2.Despliega formulario que permite introducir los datos de </text:span>la nueva fase<text:span text:style-name="T15">.</text:span></text:p>
          </table:table-cell>
        </table:table-row>
        <table:table-row table:style-name="Tabla2.4">
          <table:table-cell table:style-name="Tabla2.A5" office:value-type="string">
            <text:p text:style-name="P14">3.Ingresa los datos: <text:span text:style-name="T20">N</text:span>ombre, <text:span text:style-name="T21">Descripción</text:span>, <text:span text:style-name="T20">T</text:span>ipos de <text:span text:style-name="T22">Ítem</text:span> a utilizarse.</text:p>
          </table:table-cell>
          <table:table-cell table:style-name="Tabla2.B5" office:value-type="string">
            <text:p text:style-name="P7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8">4.<text:span text:style-name="T16">Valida los datos.</text:span></text:p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9">5.Pide <text:span text:style-name="T21">confirmación.</text:span></text:p>
          </table:table-cell>
        </table:table-row>
        <table:table-row table:style-name="Tabla2.4">
          <table:table-cell table:style-name="Tabla2.A5" office:value-type="string">
            <text:p text:style-name="P15"><text:span text:style-name="T16">6</text:span>.<text:span text:style-name="T16">Confirma la operación.</text:span>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9">7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8855190803034749639" text:style-name="WW8Num8">
              <text:list-item>
                <text:p text:style-name="P17">Cancelar.</text:p>
                <text:p text:style-name="P18"><text:span text:style-name="T10">En el paso </text:span><text:span text:style-name="T11">6</text:span><text:span text:style-name="T10">, se selecciona la </text:span><text:span text:style-name="T14">opción</text:span><text:span text:style-name="T10"> Cancelar, se vuelve a </text:span><text:span text:style-name="T13">A</text:span><text:span text:style-name="T10">dministrar </text:span><text:span text:style-name="T13">F</text:span><text:span text:style-name="T12">ase</text:span><text:span text:style-name="T10">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9">4</text:span>.<text:span text:style-name="T18">Los campos nombre y tipo de ítems a utilizarse son campos obligatorios y deben ser completados, en caso contrario se emitirá un mensaje indicando esto.</text:span></text:p>
            <text:p text:style-name="P10"><text:span text:style-name="T17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2">Administrar Fase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21">RF104, RF105, RF106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35M5S</meta:editing-duration>
    <dc:date>2014-03-16T20:37:06.602764794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89" meta:character-count="1236" meta:non-whitespace-character-count="1072"/>
  </office:meta>
</office:document-meta>
</file>